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0a9e" officeooo:paragraph-rsid="00050a9e"/>
    </style:style>
    <style:style style:name="P2" style:family="paragraph" style:parent-style-name="Standard">
      <style:text-properties officeooo:rsid="00060111" officeooo:paragraph-rsid="00060111"/>
    </style:style>
    <style:style style:name="P3" style:family="paragraph" style:parent-style-name="Standard">
      <style:text-properties officeooo:rsid="000686ae" officeooo:paragraph-rsid="000686ae"/>
    </style:style>
    <style:style style:name="P4" style:family="paragraph" style:parent-style-name="Standard">
      <style:text-properties officeooo:rsid="000686ae" officeooo:paragraph-rsid="0009a27e"/>
    </style:style>
    <style:style style:name="P5" style:family="paragraph" style:parent-style-name="Standard">
      <style:text-properties officeooo:rsid="0009a27e" officeooo:paragraph-rsid="0009a27e"/>
    </style:style>
    <style:style style:name="P6" style:family="paragraph" style:parent-style-name="Standard">
      <style:text-properties officeooo:rsid="000b641d" officeooo:paragraph-rsid="000b641d"/>
    </style:style>
    <style:style style:name="T1" style:family="text">
      <style:text-properties officeooo:rsid="00050a9e"/>
    </style:style>
    <style:style style:name="T2" style:family="text">
      <style:text-properties officeooo:rsid="00060111"/>
    </style:style>
    <style:style style:name="T3" style:family="text">
      <style:text-properties officeooo:rsid="000686ae"/>
    </style:style>
    <style:style style:name="T4" style:family="text">
      <style:text-properties officeooo:rsid="0007c0ed"/>
    </style:style>
    <style:style style:name="T5" style:family="text">
      <style:text-properties officeooo:rsid="0009a27e"/>
    </style:style>
    <style:style style:name="T6" style:family="text">
      <style:text-properties officeooo:rsid="000b64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8"/><text:span text:style-name="T1">Rapport</text:span></text:p>
      <text:p text:style-name="P1">1.on défini<text:span text:style-name="T5">t </text:span>une structure Case qui est composée d’une variable couleur et une variable dedant.</text:p>
      <text:p text:style-name="P1">struct Case</text:p>
      <text:p text:style-name="P1">{</text:p>
      <text:p text:style-name="P1"><text:s text:c="3"/>char couleur;</text:p>
      <text:p text:style-name="P1"><text:s text:c="3"/>int dedant;</text:p>
      <text:p text:style-name="P1">}; </text:p>
      <text:p text:style-name="P1">2.la grille est composé<text:span text:style-name="T5">e</text:span> de cases,on écirit <text:span text:style-name="T2">une fonction qui s’appelle Grille(int taille)pour créer une grille de taille carrée,dans cette fonction,on utilise la fonction malloc pour obtenir un espace continu.</text:span></text:p>
      <text:p text:style-name="P1">grille Grille(int taille)</text:p>
      <text:p text:style-name="P1">{</text:p>
      <text:p text:style-name="P1"><text:s text:c="8"/>grille ret=NULL;</text:p>
      <text:p text:style-name="P1"><text:s text:c="8"/>ret=malloc(taille*taille*sizeof(Case));<text:tab/></text:p>
      <text:p text:style-name="P1"><text:s text:c="8"/>return ret;</text:p>
      <text:p text:style-name="P1">}</text:p>
      <text:p text:style-name="P2">3.<text:span text:style-name="T3">pour libérer l’espace mémoire occupé par une grille,on a écrit une fonction qui s’appelle Liberation(grille a) en utilisant la fonction free();</text:span></text:p>
      <text:p text:style-name="P3">void Liberation(grille a)</text:p>
      <text:p text:style-name="P3">{</text:p>
      <text:p text:style-name="P3"><text:s text:c="4"/>if(a!=NULL)</text:p>
      <text:p text:style-name="P3"><text:s text:c="2"/>{</text:p>
      <text:p text:style-name="P3"><text:s text:c="4"/>free(a);</text:p>
      <text:p text:style-name="P3"><text:s text:c="4"/>a=NULL;</text:p>
      <text:p text:style-name="P3"><text:s text:c="2"/>}</text:p>
      <text:p text:style-name="P3">}</text:p>
      <text:p text:style-name="P3">4.pour avoir une couleur aléatoire,on utilise la fonction random() pour créer la couleur aléatoire</text:p>
      <text:p text:style-name="P3">char constructeur()</text:p>
      <text:p text:style-name="P3">{</text:p>
      <text:p text:style-name="P3"><text:s text:c="4"/>/*srand((unsigned)time(NULL));*/</text:p>
      <text:p text:style-name="P3"><text:s text:c="4"/>int i=random()%6+1; <text:s text:c="4"/></text:p>
      <text:p text:style-name="P3"><text:s text:c="4"/>char couleur;</text:p>
      <text:p text:style-name="P3"><text:s text:c="4"/>switch(i)</text:p>
      <text:p text:style-name="P3"><text:s text:c="3"/>{</text:p>
      <text:p text:style-name="P3"><text:s text:c="5"/>case 1:couleur='B';break;</text:p>
      <text:p text:style-name="P3"><text:s text:c="5"/>case 2:couleur='V';break;</text:p>
      <text:p text:style-name="P3"><text:s text:c="5"/>case 3:couleur='R';break;</text:p>
      <text:p text:style-name="P3"><text:s text:c="5"/>case 4:couleur='J';break;</text:p>
      <text:p text:style-name="P3"><text:s text:c="5"/>case 5:couleur='M';break;</text:p>
      <text:p text:style-name="P3"><text:s text:c="5"/>case 6:couleur='G';break;</text:p>
      <text:p text:style-name="P3"><text:s text:c="5"/>default:break;</text:p>
      <text:p text:style-name="P3"><text:s text:c="3"/>}</text:p>
      <text:p text:style-name="P3"><text:s text:c="4"/>return couleur;</text:p>
      <text:p text:style-name="P3">}</text:p>
      <text:p text:style-name="P6">5.on écrit une fonction qui s’appelle get_couleur(grille g) pour obtenir la couleur d’une case</text:p>
      <text:p text:style-name="P6">char get_couleur(grille g) {</text:p>
      <text:p text:style-name="P6"><text:tab/>return (g-&gt;couleur);</text:p>
      <text:p text:style-name="P6">}</text:p>
      <text:p text:style-name="P6">6.on écrit une fonction qui s’appelle get_dedant(grille g)pour obtenir la valeur dedant d’une case</text:p>
      <text:p text:style-name="P6">int get_dedant(grille g) {</text:p>
      <text:p text:style-name="P6"><text:soft-page-break/><text:tab/>return (g-&gt;dedant);</text:p>
      <text:p text:style-name="P6">}</text:p>
      <text:p text:style-name="P6">7.on écrit une fonction qui s’appelle augemente_pointeur(grille g)pour augmenter la valeur de pointeur g. </text:p>
      <text:p text:style-name="P3"><text:span text:style-name="T6">8</text:span>.pour initialiser la grille à partir de valeurs aléatoires,on utilise la fonction ci-dessous.</text:p>
      <text:p text:style-name="P3">void init_grille(grille a,int taille)</text:p>
      <text:p text:style-name="P3">{</text:p>
      <text:p text:style-name="P3"><text:s text:c="5"/>int i=0;</text:p>
      <text:p text:style-name="P3"><text:s text:c="5"/>for(i=0;i&lt;taille*taille;i++)</text:p>
      <text:p text:style-name="P3"><text:s text:c="5"/>{</text:p>
      <text:p text:style-name="P3"><text:s text:c="9"/>a-&gt;couleur=constructeur();</text:p>
      <text:p text:style-name="P3"><text:s text:c="9"/>a=augemente_pointeur(a);</text:p>
      <text:p text:style-name="P3"><text:s text:c="5"/>}</text:p>
      <text:p text:style-name="P3">}</text:p>
      <text:p text:style-name="P4"><text:span text:style-name="T6">9</text:span>.pour initialiser la grille à partir de valeurs contenues dans un fichier ,<text:span text:style-name="T4">on écrit une fonction </text:span></text:p>
      <text:p text:style-name="P4"><text:span text:style-name="T4">void init_grille_fichier(grille a,FILE *fp,int taille)</text:span></text:p>
      <text:p text:style-name="P5">{</text:p>
      <text:p text:style-name="P5"><text:s text:c="5"/>int i=0;</text:p>
      <text:p text:style-name="P5"><text:s text:c="5"/>for(i=0;i&lt;taille*taille;i++)</text:p>
      <text:p text:style-name="P5"><text:s text:c="5"/>{</text:p>
      <text:p text:style-name="P5"><text:s text:c="9"/>a[i].couleur=fgetc(fp);</text:p>
      <text:p text:style-name="P5"><text:s text:c="5"/>}</text:p>
      <text:p text:style-name="P5"><text:s text:c="5"/>fclose(fp); </text:p>
      <text:p text:style-name="P5"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09:57:48.506184721</meta:creation-date>
    <dc:date>2017-02-17T11:01:56.185383409</dc:date>
    <meta:editing-duration>PT55S</meta:editing-duration>
    <meta:editing-cycles>1</meta:editing-cycles>
    <meta:document-statistic meta:table-count="0" meta:image-count="0" meta:object-count="0" meta:page-count="2" meta:paragraph-count="70" meta:word-count="248" meta:character-count="2092" meta:non-whitespace-character-count="1675"/>
    <meta:generator>LibreOffice/5.1.4.2$Linux_X86_64 LibreOffice_project/10m0$Build-2</meta:generator>
  </office:meta>
</office:document-meta>
</file>